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ONTRERAS SULCA, KATHERIN LISSETH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QU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NTRERAS SULCA, KATHERIN LISSETH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ANCES ROJO (POLLIPAVOS)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25:0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